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500000048D7016C18F2DC70DA.png" manifest:media-type="image/png"/>
  <manifest:file-entry manifest:full-path="Pictures/10000201000000DA0000005794708387DDE45FF5.png" manifest:media-type="image/png"/>
  <manifest:file-entry manifest:full-path="Pictures/10000201000000520000006B3471265D323B8703.png" manifest:media-type="image/png"/>
  <manifest:file-entry manifest:full-path="Pictures/1000020100000272000000FD21C271F84557C91F.png" manifest:media-type="image/png"/>
  <manifest:file-entry manifest:full-path="Pictures/10000201000000D200000066C4E7B3E41394191B.png" manifest:media-type="image/png"/>
  <manifest:file-entry manifest:full-path="Pictures/100002010000007200000046A8C875E6D86EBDDD.png" manifest:media-type="image/png"/>
  <manifest:file-entry manifest:full-path="Pictures/100002010000008300000047488695F9702148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2" style:family="graphic" style:parent-style-name="objectwithoutfill">
      <style:graphic-properties svg:stroke-width="0.035cm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</style:style>
    <style:style style:name="gr5" style:family="graphic" style:parent-style-name="standard">
      <style:graphic-properties svg:stroke-color="#e8e8e8" draw:fill-color="#d0d0d0" draw:textarea-horizontal-align="justify" draw:textarea-vertical-align="middle" draw:auto-grow-height="false" fo:min-height="0.508cm" fo:min-width="0.508cm"/>
    </style:style>
    <style:style style:name="gr6" style:family="graphic" style:parent-style-name="standard">
      <style:graphic-properties svg:stroke-color="#e8e8e8" draw:fill-color="#bababa" draw:textarea-horizontal-align="justify" draw:textarea-vertical-align="middle" draw:auto-grow-height="false" fo:min-height="0.508cm" fo:min-width="0.889cm"/>
    </style:style>
    <style:style style:name="gr7" style:family="graphic" style:parent-style-name="standard">
      <style:graphic-properties svg:stroke-color="#e8e8e8" draw:fill-color="#939393" draw:textarea-horizontal-align="justify" draw:textarea-vertical-align="middle" draw:auto-grow-height="false" fo:min-height="0.508cm" fo:min-width="0.96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57cm" fo:padding-top="0cm" fo:padding-bottom="0cm" fo:padding-left="0cm" fo:padding-right="0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54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416cm" fo:padding-top="0cm" fo:padding-bottom="0cm" fo:padding-left="0cm" fo:padding-right="0cm"/>
    </style:style>
    <style:style style:name="P1" style:family="paragraph">
      <loext:graphic-properties draw:fill="none" draw:fill-color="#94c4d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5" style:family="paragraph">
      <style:paragraph-properties fo:text-align="center"/>
    </style:style>
    <style:style style:name="P6" style:family="paragraph">
      <loext:graphic-properties draw:fill-color="#d0d0d0"/>
      <style:paragraph-properties fo:text-align="center"/>
      <style:text-properties fo:font-size="6pt"/>
    </style:style>
    <style:style style:name="P7" style:family="paragraph">
      <loext:graphic-properties draw:fill-color="#bababa"/>
      <style:paragraph-properties fo:text-align="center"/>
      <style:text-properties fo:font-size="6pt"/>
    </style:style>
    <style:style style:name="P8" style:family="paragraph">
      <loext:graphic-properties draw:fill-color="#939393"/>
      <style:paragraph-properties fo:text-align="center"/>
      <style:text-properties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size-complex="10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8pt" fo:font-weight="normal" style:font-size-asian="10pt" style:font-size-complex="10pt"/>
    </style:style>
    <style:style style:name="T1" style:family="text">
      <style:text-properties fo:color="#000000" style:font-name="Liberation Serif" fo:font-size="6pt" style:font-size-asian="6pt" style:font-name-complex="DejaVuSans" style:font-size-complex="6pt"/>
    </style:style>
    <style:style style:name="T2" style:family="text">
      <style:text-properties fo:font-size="6pt"/>
    </style:style>
    <style:style style:name="T3" style:family="text">
      <style:text-properties fo:color="#000000" style:font-name="Liberation Serif" fo:font-size="6pt" style:font-size-asian="10pt" style:font-name-complex="DejaVuSans" style:font-size-complex="10pt"/>
    </style:style>
    <style:style style:name="T4" style:family="text">
      <style:text-properties fo:color="#000000" style:font-name="Liberation Serif" fo:font-size="6pt" fo:font-weight="bold" style:font-size-asian="10pt" style:font-name-complex="DejaVuSans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000000" style:font-name="Liberation Serif" fo:font-size="8pt" fo:font-weight="normal" style:font-size-asian="10pt" style:font-name-complex="DejaVu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.091cm" svg:height="2.108cm" svg:x="4.6cm" svg:y="0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0.886cm" svg:x2="4.592cm" svg:y2="0.886cm">
          <text:p/>
        </draw:line>
        <draw:line draw:style-name="gr3" draw:text-style-name="P2" draw:layer="layout" svg:x1="3.376cm" svg:y1="1.013cm" svg:x2="3.63cm" svg:y2="0.759cm">
          <text:p/>
        </draw:line>
        <draw:frame draw:style-name="gr4" draw:text-style-name="P4" draw:layer="layout" svg:width="0.51cm" svg:height="0.284cm" svg:x="3.417cm" svg:y="0.475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33cm" svg:y="0.625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0.625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0.625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1.986cm" svg:x2="4.592cm" svg:y2="1.986cm">
          <text:p/>
        </draw:line>
        <draw:line draw:style-name="gr3" draw:text-style-name="P2" draw:layer="layout" svg:x1="3.376cm" svg:y1="2.113cm" svg:x2="3.63cm" svg:y2="1.859cm">
          <text:p/>
        </draw:line>
        <draw:line draw:style-name="gr2" draw:text-style-name="P2" draw:layer="layout" svg:x1="6.665cm" svg:y1="1.464cm" svg:x2="8.062cm" svg:y2="1.464cm">
          <text:p/>
        </draw:line>
        <draw:line draw:style-name="gr3" draw:text-style-name="P2" draw:layer="layout" svg:x1="6.846cm" svg:y1="1.591cm" svg:x2="7.1cm" svg:y2="1.337cm">
          <text:p/>
        </draw:line>
        <draw:frame draw:style-name="gr8" draw:text-style-name="P9" draw:layer="layout" svg:width="0.84cm" svg:height="0.33cm" svg:x="6.735cm" svg:y="1.631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7cm" svg:y="1.053cm">
          <draw:text-box>
            <text:p text:style-name="P3"><text:span text:style-name="T1">32-bit</text:span></text:p>
          </draw:text-box>
        </draw:frame>
        <draw:frame draw:style-name="gr9" draw:text-style-name="P10" draw:layer="layout" svg:width="0.57cm" svg:height="0.627cm" svg:x="3.265cm" svg:y="2.153cm">
          <draw:text-box>
            <text:p text:style-name="P3"><text:span text:style-name="T4">Knob</text:span></text:p>
          </draw:text-box>
        </draw:frame>
        <draw:frame draw:style-name="gr10" draw:text-style-name="P2" draw:layer="layout" svg:width="1.905cm" svg:height="0.77cm" svg:x="4.693cm" svg:y="1.077cm">
          <draw:image xlink:href="Pictures/1000020100000272000000FD21C271F84557C91F.png" xlink:type="simple" xlink:show="embed" xlink:actuate="onLoad">
            <text:p/>
          </draw:image>
        </draw:frame>
        <draw:frame draw:style-name="gr10" draw:text-style-name="P2" draw:layer="layout" svg:width="0.763cm" svg:height="0.304cm" svg:x="8.099cm" svg:y="1.303cm">
          <draw:image xlink:href="Pictures/10000201000000DA0000005794708387DDE45FF5.png" xlink:type="simple" xlink:show="embed" xlink:actuate="onLoad">
            <text:p/>
          </draw:image>
        </draw:frame>
        <draw:custom-shape draw:style-name="gr6" draw:text-style-name="P7" draw:layer="layout" svg:width="0.889cm" svg:height="0.508cm" svg:x="0.541cm" svg:y="1.725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1.725cm">
          <text:p text:style-name="P5"><text:span text:style-name="T2">mantissa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91cm" svg:height="2.108cm" svg:x="4.6cm" svg:y="3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3.879cm" svg:x2="4.592cm" svg:y2="3.879cm">
          <text:p/>
        </draw:line>
        <draw:line draw:style-name="gr3" draw:text-style-name="P2" draw:layer="layout" svg:x1="3.376cm" svg:y1="4.006cm" svg:x2="3.63cm" svg:y2="3.752cm">
          <text:p/>
        </draw:line>
        <draw:frame draw:style-name="gr8" draw:text-style-name="P9" draw:layer="layout" svg:width="0.84cm" svg:height="0.33cm" svg:x="3.265cm" svg:y="4.046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3.417cm" svg:y="3.468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33cm" svg:y="3.61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3.618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3.61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4.979cm" svg:x2="4.592cm" svg:y2="4.979cm">
          <text:p/>
        </draw:line>
        <draw:line draw:style-name="gr3" draw:text-style-name="P2" draw:layer="layout" svg:x1="3.376cm" svg:y1="5.106cm" svg:x2="3.63cm" svg:y2="4.852cm">
          <text:p/>
        </draw:line>
        <draw:line draw:style-name="gr2" draw:text-style-name="P2" draw:layer="layout" svg:x1="6.665cm" svg:y1="4.457cm" svg:x2="8.062cm" svg:y2="4.457cm">
          <text:p/>
        </draw:line>
        <draw:line draw:style-name="gr3" draw:text-style-name="P2" draw:layer="layout" svg:x1="6.846cm" svg:y1="4.584cm" svg:x2="7.1cm" svg:y2="4.33cm">
          <text:p/>
        </draw:line>
        <draw:frame draw:style-name="gr8" draw:text-style-name="P9" draw:layer="layout" svg:width="0.84cm" svg:height="0.33cm" svg:x="6.735cm" svg:y="4.62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7cm" svg:y="4.046cm">
          <draw:text-box>
            <text:p text:style-name="P3"><text:span text:style-name="T1">32-bit</text:span></text:p>
          </draw:text-box>
        </draw:frame>
        <draw:frame draw:style-name="gr9" draw:text-style-name="P10" draw:layer="layout" svg:width="0.57cm" svg:height="0.627cm" svg:x="3.265cm" svg:y="5.146cm">
          <draw:text-box>
            <text:p text:style-name="P3"><text:span text:style-name="T4">Knob</text:span></text:p>
          </draw:text-box>
        </draw:frame>
        <draw:frame draw:style-name="gr10" draw:text-style-name="P2" draw:layer="layout" svg:width="1.905cm" svg:height="0.77cm" svg:x="4.693cm" svg:y="4.07cm">
          <draw:image xlink:href="Pictures/1000020100000272000000FD21C271F84557C91F.png" xlink:type="simple" xlink:show="embed" xlink:actuate="onLoad">
            <text:p/>
          </draw:image>
        </draw:frame>
        <draw:frame draw:style-name="gr10" draw:text-style-name="P2" draw:layer="layout" svg:width="0.763cm" svg:height="0.304cm" svg:x="8.099cm" svg:y="4.296cm">
          <draw:image xlink:href="Pictures/10000201000000DA0000005794708387DDE45FF5.png" xlink:type="simple" xlink:show="embed" xlink:actuate="onLoad">
            <text:p/>
          </draw:image>
        </draw:frame>
        <draw:custom-shape draw:style-name="gr6" draw:text-style-name="P7" draw:layer="layout" svg:width="0.889cm" svg:height="0.508cm" svg:x="1.441cm" svg:y="4.718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0.239cm" svg:height="0.314cm" svg:x="0.032cm" svg:y="3.024cm">
          <draw:text-box>
            <text:p><text:span text:style-name="T5">b)</text:span></text:p>
          </draw:text-box>
        </draw:frame>
        <draw:frame draw:style-name="gr12" draw:text-style-name="P12" draw:layer="layout" svg:width="2.542cm" svg:height="0.314cm" svg:x="4.369cm" svg:y="2.599cm">
          <draw:text-box>
            <text:p text:style-name="P3"><text:span text:style-name="T6">Custom floating-point</text:span></text:p>
          </draw:text-box>
        </draw:frame>
        <draw:frame draw:style-name="gr13" draw:text-style-name="P12" draw:layer="layout" svg:width="1.416cm" svg:height="0.314cm" svg:x="4.907cm" svg:y="5.595cm">
          <draw:text-box>
            <text:p text:style-name="P3"><text:span text:style-name="T6">Logarithmic</text:span></text:p>
          </draw:text-box>
        </draw:frame>
        <draw:frame draw:style-name="gr8" draw:text-style-name="P9" draw:layer="layout" svg:width="0.84cm" svg:height="0.33cm" svg:x="3.265cm" svg:y="1.067cm">
          <draw:text-box>
            <text:p text:style-name="P3"><text:span text:style-name="T3">IEEE 754</text:span></text:p>
          </draw:text-box>
        </draw:frame>
        <draw:frame draw:style-name="gr11" draw:text-style-name="P11" draw:layer="layout" svg:width="0.239cm" svg:height="0.314cm" svg:x="0.033cm" svg:y="-0.034cm">
          <draw:text-box>
            <text:p><text:span text:style-name="T5">a)</text:span></text:p>
          </draw:text-box>
        </draw:frame>
        <draw:frame draw:style-name="gr10" draw:text-style-name="P2" draw:layer="layout" svg:width="0.243cm" svg:height="0.317cm" svg:x="2.537cm" svg:y="0.728cm">
          <draw:image xlink:href="Pictures/10000201000000520000006B3471265D323B8703.png" xlink:type="simple" xlink:show="embed" xlink:actuate="onLoad">
            <text:p/>
          </draw:image>
        </draw:frame>
        <draw:frame draw:style-name="gr10" draw:text-style-name="P2" draw:layer="layout" svg:width="0.243cm" svg:height="0.317cm" svg:x="2.538cm" svg:y="3.729cm">
          <draw:image xlink:href="Pictures/10000201000000520000006B3471265D323B8703.png" xlink:type="simple" xlink:show="embed" xlink:actuate="onLoad">
            <text:p/>
          </draw:image>
        </draw:frame>
        <draw:frame draw:style-name="gr10" draw:text-style-name="P2" draw:layer="layout" svg:width="0.644cm" svg:height="0.313cm" svg:x="2.476cm" svg:y="1.841cm">
          <draw:image xlink:href="Pictures/10000201000000D200000066C4E7B3E41394191B.png" xlink:type="simple" xlink:show="embed" xlink:actuate="onLoad">
            <text:p/>
          </draw:image>
        </draw:frame>
        <draw:frame draw:style-name="gr10" draw:text-style-name="P2" draw:layer="layout" svg:width="0.644cm" svg:height="0.313cm" svg:x="2.476cm" svg:y="4.833cm">
          <draw:image xlink:href="Pictures/10000201000000D200000066C4E7B3E41394191B.png" xlink:type="simple" xlink:show="embed" xlink:actuate="onLoad">
            <text:p/>
          </draw:image>
        </draw:frame>
        <draw:frame draw:style-name="gr10" draw:text-style-name="P2" draw:layer="layout" svg:width="0.345cm" svg:height="0.212cm" svg:x="0.798cm" svg:y="1.995cm">
          <draw:image xlink:href="Pictures/100002010000007200000046A8C875E6D86EBDDD.png" xlink:type="simple" xlink:show="embed" xlink:actuate="onLoad">
            <text:p/>
          </draw:image>
        </draw:frame>
        <draw:frame draw:style-name="gr10" draw:text-style-name="P2" draw:layer="layout" svg:width="0.394cm" svg:height="0.214cm" svg:x="1.695cm" svg:y="1.992cm">
          <draw:image xlink:href="Pictures/100002010000008300000047488695F970214845.png" xlink:type="simple" xlink:show="embed" xlink:actuate="onLoad">
            <text:p/>
          </draw:image>
        </draw:frame>
        <draw:frame draw:style-name="gr10" draw:text-style-name="P2" draw:layer="layout" svg:width="0.345cm" svg:height="0.212cm" svg:x="1.699cm" svg:y="4.986cm">
          <draw:image xlink:href="Pictures/100002010000007200000046A8C875E6D86EBDDD.png" xlink:type="simple" xlink:show="embed" xlink:actuate="onLoad">
            <text:p/>
          </draw:image>
        </draw:frame>
        <draw:frame draw:style-name="gr10" draw:text-style-name="P2" draw:layer="layout" svg:width="0.456cm" svg:height="0.247cm" svg:x="3.49cm" svg:y="1.605cm">
          <draw:image xlink:href="Pictures/100002010000008500000048D7016C18F2DC70DA.png" xlink:type="simple" xlink:show="embed" xlink:actuate="onLoad">
            <text:p/>
          </draw:image>
        </draw:frame>
        <draw:frame draw:style-name="gr10" draw:text-style-name="P2" draw:layer="layout" svg:width="0.456cm" svg:height="0.247cm" svg:x="3.49cm" svg:y="4.606cm">
          <draw:image xlink:href="Pictures/100002010000008500000048D7016C18F2DC70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9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01-27T19:25:42.880198562</dc:date>
    <meta:editing-duration>PT19H42M40S</meta:editing-duration>
    <meta:editing-cycles>22</meta:editing-cycles>
    <meta:document-statistic meta:object-count="50"/>
  </office:meta>
</office:document-meta>
</file>